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bebd3f" draw:textarea-horizontal-align="justify" draw:textarea-vertical-align="middle" draw:auto-grow-height="false" fo:min-height="8.005cm" fo:min-width="15.121cm"/>
    </style:style>
    <style:style style:name="gr2" style:family="graphic" style:parent-style-name="standard">
      <style:graphic-properties draw:textarea-horizontal-align="justify" draw:textarea-vertical-align="middle" draw:auto-grow-height="false" fo:min-height="1.711cm" fo:min-width="1.461cm"/>
    </style:style>
    <style:style style:name="gr3" style:family="graphic" style:parent-style-name="standard">
      <style:graphic-properties draw:stroke="dash" draw:stroke-dash="Ultrafine_20_Dashed" svg:stroke-color="#ffffff" draw:fill-color="#80003f" draw:textarea-horizontal-align="justify" draw:textarea-vertical-align="middle" draw:auto-grow-height="false" fo:min-height="2.798cm" fo:min-width="6.104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5" style:family="graphic" style:parent-style-name="standard">
      <style:graphic-properties draw:fill-color="#003f40" draw:textarea-horizontal-align="justify" draw:textarea-vertical-align="middle" draw:auto-grow-height="false" fo:min-height="0.893cm" fo:min-width="1.9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0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617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114cm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3.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43cm"/>
    </style:style>
    <style:style style:name="P1" style:family="paragraph">
      <loext:graphic-properties draw:fill-color="#bebd3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0003f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003f40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8.255cm" svg:x="9.763cm" svg:y="3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771cm" svg:height="2.771cm" svg:x="1.381cm" svg:y="13.977cm">
          <text:p text:style-name="P2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6.604cm" svg:height="3.048cm" svg:x="12.303cm" svg:y="6.461cm">
          <draw:glue-point draw:id="4" svg:x="5cm" svg:y="2.916cm"/>
          <text:p text:style-name="P2"><text:span text:style-name="T1">VPN-en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794cm" svg:height="1.524cm" svg:x="3.921cm" svg:y="7.223cm">
          <text:p text:style-name="P2"><text:span text:style-name="T2">public-ip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413cm" svg:height="1.143cm" svg:x="11.033cm" svg:y="7.414cm">
          <text:p text:style-name="P2"><text:span text:style-name="T2">listen-ip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.806cm" svg:height="0.954cm" svg:x="10.271cm" svg:y="3.794cm">
          <draw:text-box>
            <text:p>VPC</text:p>
          </draw:text-box>
        </draw:frame>
        <draw:connector draw:style-name="gr7" draw:text-style-name="P7" draw:layer="layout" svg:x1="2.767cm" svg:y1="13.977cm" svg:x2="3.921cm" svg:y2="7.985cm" draw:start-shape="id1" draw:start-glue-point="4" draw:end-shape="id2" draw:end-glue-point="3" svg:d="M2767 13977v-5992h1154" svg:viewBox="0 0 1155 5993">
          <text:p/>
        </draw:connector>
        <draw:connector draw:style-name="gr7" draw:text-style-name="P7" draw:layer="layout" draw:type="line" svg:x1="6.715cm" svg:y1="7.985cm" svg:x2="11.033cm" svg:y2="7.985cm" draw:start-shape="id2" draw:start-glue-point="1" draw:end-shape="id3" draw:end-glue-point="3" svg:d="M6715 7985h4318" svg:viewBox="0 0 4319 1">
          <text:p/>
        </draw:connector>
        <draw:frame draw:style-name="gr8" draw:text-style-name="P6" draw:layer="layout" svg:width="1.734cm" svg:height="0.954cm" svg:x="7.648cm" svg:y="7.031cm">
          <draw:text-box>
            <text:p>map</text:p>
          </draw:text-box>
        </draw:frame>
        <draw:frame draw:style-name="gr9" draw:text-style-name="P8" draw:layer="layout" svg:width="4.117cm" svg:height="0.839cm" svg:x="2.651cm" svg:y="11.922cm">
          <draw:text-box>
            <text:p><text:span text:style-name="T2">SSH/OpenVPN</text:span></text:p>
          </draw:text-box>
        </draw:frame>
        <draw:custom-shape draw:style-name="gr10" draw:text-style-name="P2" xml:id="id5" draw:id="id5" draw:layer="layout" svg:width="2.54cm" svg:height="1.778cm" svg:x="21.828cm" svg:y="4.683cm">
          <text:p text:style-name="P2"><text:span text:style-name="T3">Internal</text:span><text:span text:style-name="T3"><text:line-break/></text:span><text:span text:style-name="T3">subnet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8.907cm" svg:y1="7.985cm" svg:x2="23.098cm" svg:y2="6.461cm" draw:start-shape="id4" draw:start-glue-point="1" draw:end-shape="id5" draw:end-glue-point="2" svg:d="M18907 7985h4191v-1524" svg:viewBox="0 0 4192 1525">
          <text:p/>
        </draw:connector>
        <draw:frame draw:style-name="gr11" draw:text-style-name="P6" draw:layer="layout" svg:width="2.614cm" svg:height="0.954cm" svg:x="19.669cm" svg:y="7.031cm">
          <draw:text-box>
            <text:p>forward</text:p>
          </draw:text-box>
        </draw:frame>
        <draw:custom-shape draw:style-name="gr12" draw:text-style-name="P2" xml:id="id6" draw:id="id6" draw:layer="layout" svg:width="3.81cm" svg:height="1.778cm" svg:x="21.32cm" svg:y="14.97cm">
          <text:p text:style-name="P2"><text:span text:style-name="T3">Google DNS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18.907cm" svg:y1="8.873cm" svg:x2="23.225cm" svg:y2="14.97cm" draw:start-shape="id4" draw:start-glue-point="4" draw:end-shape="id6" draw:end-glue-point="0" svg:d="M18907 8873h4318v6097" svg:viewBox="0 0 4319 6098">
          <text:p/>
        </draw:connector>
        <draw:frame draw:style-name="gr13" draw:text-style-name="P8" draw:layer="layout" svg:width="4.93cm" svg:height="0.839cm" svg:x="23.121cm" svg:y="13.065cm">
          <draw:text-box>
            <text:p><text:span text:style-name="T2">Protected DNS out</text:span></text:p>
          </draw:text-box>
        </draw:frame>
        <draw:frame draw:style-name="gr8" draw:text-style-name="P6" draw:layer="layout" svg:width="1.725cm" svg:height="0.954cm" svg:x="20.177cm" svg:y="9.063cm">
          <draw:text-box>
            <text:p>NA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17:09:16.428004548</meta:creation-date>
    <dc:date>2020-04-02T17:31:00.235937685</dc:date>
    <meta:editing-duration>PT18M46S</meta:editing-duration>
    <meta:editing-cycles>3</meta:editing-cycles>
    <meta:generator>LibreOffice/5.3.6.1$Linux_X86_64 LibreOffice_project/30$Build-1</meta:generator>
    <meta:document-statistic meta:object-count="17"/>
  </office:meta>
</office:document-meta>
</file>